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80.49pt" svg:height="422.39pt" svg:x="114.72pt" svg:y="115.2pt">
            <loext:p draw:notify-on-update-of-ranges="Sheet1.A4:Sheet1.A6 Sheet1.B1:Sheet1.B1 Sheet1.B4:Sheet1.B6 Sheet1.A2:Sheet1.A7 Sheet1.B1:Sheet1.B1 Sheet1.B2:Sheet1.B7 Sheet1.A4:Sheet1.A6 Sheet1.E1:Sheet1.E1 Sheet1.E4:Sheet1.E6 Sheet1.A2:Sheet1.A7 Sheet1.C1:Sheet1.C1 Sheet1.C2:Sheet1.C7 Sheet1.A2:Sheet1.A7 Sheet1.D1:Sheet1.D1 Sheet1.D2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ime step</text:p>
          </table:table-cell>
          <table:table-cell office:value-type="string" calcext:value-type="string">
            <text:p>error (c.limit = 1e-05)</text:p>
          </table:table-cell>
          <table:table-cell office:value-type="string" calcext:value-type="string">
            <text:p>K1*delta_t</text:p>
          </table:table-cell>
          <table:table-cell office:value-type="string" calcext:value-type="string">
            <text:p>K2*(delta_t)²</text:p>
          </table:table-cell>
          <table:table-cell office:value-type="string" calcext:value-type="string">
            <text:p>K1*delta_t+K2*delta_t**2</text:p>
          </table:table-cell>
          <table:table-cell table:number-columns-repeated="5"/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0122561897974" calcext:value-type="float">
            <text:p>0.0122561898</text:p>
          </table:table-cell>
          <table:table-cell table:number-columns-repeated="5"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E+00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116744815829" calcext:value-type="float">
            <text:p>0.1167448158</text:p>
          </table:table-cell>
          <table:table-cell table:formula="of:=[.$K$2]*[.A3]" office:value-type="float" office:value="0.02" calcext:value-type="float">
            <text:p>0.02</text:p>
          </table:table-cell>
          <table:table-cell table:formula="of:=[.$L$2]*[.A3]*[.A3]" office:value-type="float" office:value="0.0004" calcext:value-type="float">
            <text:p>0.0004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546006916542" calcext:value-type="float">
            <text:p>0.0546006917</text:p>
          </table:table-cell>
          <table:table-cell table:formula="of:=[.$K$2]*[.A4]" office:value-type="float" office:value="0.01" calcext:value-type="float">
            <text:p>0.01</text:p>
          </table:table-cell>
          <table:table-cell table:formula="of:=[.$L$2]*[.A4]*[.A4]" office:value-type="float" office:value="0.0001" calcext:value-type="float">
            <text:p>0.0001</text:p>
          </table:table-cell>
          <table:table-cell table:formula="of:=[.C4]-[.D4]" office:value-type="float" office:value="0.0099" calcext:value-type="float">
            <text:p>0.0099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5.00E-03</text:p>
          </table:table-cell>
          <table:table-cell office:value-type="float" office:value="0.00668676632239" calcext:value-type="float">
            <text:p>0.0066867663</text:p>
          </table:table-cell>
          <table:table-cell table:formula="of:=[.$K$2]*[.A5]" office:value-type="float" office:value="0.005" calcext:value-type="float">
            <text:p>0.005</text:p>
          </table:table-cell>
          <table:table-cell table:formula="of:=[.$L$2]*[.A5]*[.A5]" office:value-type="float" office:value="0.000025" calcext:value-type="float">
            <text:p>0.000025</text:p>
          </table:table-cell>
          <table:table-cell table:formula="of:=[.C5]-[.D5]" office:value-type="float" office:value="0.004975" calcext:value-type="float">
            <text:p>0.004975</text:p>
          </table:table-cell>
          <table:table-cell table:number-columns-repeated="7"/>
        </table:table-row>
        <table:table-row table:style-name="ro1">
          <table:table-cell office:value-type="float" office:value="0.004" calcext:value-type="float">
            <text:p>4.00E-03</text:p>
          </table:table-cell>
          <table:table-cell office:value-type="float" office:value="0.00215079873873" calcext:value-type="float">
            <text:p>0.0021507987</text:p>
          </table:table-cell>
          <table:table-cell table:formula="of:=[.$K$2]*[.A6]" office:value-type="float" office:value="0.004" calcext:value-type="float">
            <text:p>0.004</text:p>
          </table:table-cell>
          <table:table-cell table:formula="of:=[.$L$2]*[.A6]*[.A6]" office:value-type="float" office:value="0.000016" calcext:value-type="float">
            <text:p>0.000016</text:p>
          </table:table-cell>
          <table:table-cell table:formula="of:=[.C6]-[.D6]" office:value-type="float" office:value="0.003984" calcext:value-type="float">
            <text:p>0.003984</text:p>
          </table:table-cell>
          <table:table-cell table:number-columns-repeated="7"/>
        </table:table-row>
        <table:table-row table:style-name="ro1">
          <table:table-cell office:value-type="float" office:value="0.0025" calcext:value-type="float">
            <text:p>2.50E-03</text:p>
          </table:table-cell>
          <table:table-cell table:style-name="ce1" office:value-type="float" office:value="0.0000613926520585" calcext:value-type="float">
            <text:p>6.14E-05</text:p>
          </table:table-cell>
          <table:table-cell table:formula="of:=[.$K$2]*[.A7]" office:value-type="float" office:value="0.0025" calcext:value-type="float">
            <text:p>0.0025</text:p>
          </table:table-cell>
          <table:table-cell table:formula="of:=[.$L$2]*[.A7]*[.A7]" office:value-type="float" office:value="0.00000625" calcext:value-type="float">
            <text:p>0.000006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8:52:03.793856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7:12:39.519827487</meta:creation-date>
    <meta:generator>LibreOffice/5.1.6.2$Linux_X86_64 LibreOffice_project/10m0$Build-2</meta:generator>
    <dc:date>2018-08-07T19:14:54.787931842</dc:date>
    <meta:editing-duration>PT32M6S</meta:editing-duration>
    <meta:editing-cycles>5</meta:editing-cycles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1" style:family="chart">
      <style:chart-properties chart:solid-type="cuboid" chart:symbol-type="named-symbol" chart:symbol-name="arrow-right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>
      <style:chart-properties chart:solid-type="cuboid" chart:symbol-type="named-symbol" chart:symbol-name="arrow-up" chart:symbol-width="0.25cm" chart:symbol-height="0.25cm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535cm" svg:height="14.902cm" xlink:href=".." xlink:type="simple" chart:class="chart:scatter" chart:style-name="ch1">
        <chart:title svg:x="8.352cm" svg:y="0.434cm" chart:style-name="ch2">
          <text:p>Error offset introduced by time splitting in the coupling</text:p>
        </chart:title>
        <chart:legend chart:legend-position="end" svg:x="20.344cm" svg:y="5.16cm" style:legend-expansion="high" chart:style-name="ch3"/>
        <chart:plot-area chart:style-name="ch4" table:cell-range-address="Sheet1.A4:Sheet1.B6 Sheet1.B1:Sheet1.C7 Sheet1.D1:Sheet1.E1 Sheet1.E4:Sheet1.E6 Sheet1.D2:Sheet1.D7" chart:data-source-has-labels="row" svg:x="1.561cm" svg:y="1.537cm" svg:width="18.233cm" svg:height="12.086cm">
          <chartooo:coordinate-region svg:x="3.214cm" svg:y="1.736cm" svg:width="15.89cm" svg:height="11.24cm"/>
          <chart:axis chart:dimension="x" chart:name="primary-x" chart:style-name="ch5">
            <chart:title svg:x="9.972cm" svg:y="13.921cm" chart:style-name="ch6">
              <text:p>time step</text:p>
            </chart:title>
          </chart:axis>
          <chart:axis chart:dimension="y" chart:name="primary-y" chart:style-name="ch7">
            <chart:title svg:x="0.451cm" svg:y="10.892cm" chart:style-name="ch8">
              <text:p>L2 error (convergence measure limit = 1e-05)</text:p>
            </chart:title>
          </chart:axis>
          <chart:series chart:style-name="ch9" chart:values-cell-range-address="Sheet1.B4:Sheet1.B6" chart:label-cell-address="Sheet1.B1:Sheet1.B1" chart:class="chart:scatter">
            <chart:domain table:cell-range-address="Sheet1.A4:Sheet1.A6"/>
            <chart:regression-curve chart:style-name="ch10"/>
            <chart:data-point/>
            <chart:data-point chart:style-name="ch11"/>
            <chart:data-point/>
          </chart:series>
          <chart:series chart:style-name="ch12" chart:values-cell-range-address="Sheet1.B2:Sheet1.B7" chart:label-cell-address="Sheet1.B1:Sheet1.B1" chart:class="chart:scatter">
            <chart:domain table:cell-range-address="Sheet1.A2:Sheet1.A7"/>
            <chart:data-point chart:style-name="ch13" chart:repeated="5"/>
            <chart:data-point/>
          </chart:series>
          <chart:series chart:style-name="ch14" chart:values-cell-range-address="Sheet1.E4:Sheet1.E6" chart:label-cell-address="Sheet1.E1:Sheet1.E1" chart:class="chart:scatter">
            <chart:regression-curve chart:style-name="ch15"/>
            <chart:data-point chart:style-name="ch16"/>
            <chart:data-point chart:repeated="2"/>
          </chart:series>
          <chart:series chart:style-name="ch17" chart:values-cell-range-address="Sheet1.C2:Sheet1.C7" chart:label-cell-address="Sheet1.C1:Sheet1.C1" chart:class="chart:scatter">
            <chart:domain table:cell-range-address="Sheet1.A2:Sheet1.A7"/>
            <chart:regression-curve chart:style-name="ch18"/>
            <chart:data-point chart:repeated="6"/>
          </chart:series>
          <chart:series chart:style-name="ch19" chart:values-cell-range-address="Sheet1.D2:Sheet1.D7" chart:label-cell-address="Sheet1.D1:Sheet1.D1" chart:class="chart:scatter">
            <chart:domain table:cell-range-address="Sheet1.A2:Sheet1.A7"/>
            <chart:regression-curve chart:style-name="ch20"/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 (c.limit = 1e-05)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rror (c.limit = 1e-05)</text:p>
                <draw:g>
                  <svg:desc>Sheet1.B1:Sheet1.B1</svg:desc>
                </draw:g>
              </table:table-cell>
              <table:table-cell office:value-type="string">
                <text:p>K1*delta_t+K2*delta_t**2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1*delta_t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2*(delta_t)²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4:Sheet1.A6</svg:desc>
                </draw:g>
              </table:table-cell>
              <table:table-cell office:value-type="float" office:value="0.0546006916542">
                <text:p>0.0546006916542</text:p>
                <draw:g>
                  <svg:desc>Sheet1.B4:Sheet1.B6</svg:desc>
                </draw:g>
              </table:table-cell>
              <table:table-cell office:value-type="float" office:value="0.05">
                <text:p>0.05</text:p>
                <draw:g>
                  <svg:desc>Sheet1.A2:Sheet1.A7</svg:desc>
                </draw:g>
              </table:table-cell>
              <table:table-cell office:value-type="float" office:value="0.0122561897974">
                <text:p>0.0122561897974</text:p>
                <draw:g>
                  <svg:desc>Sheet1.B2:Sheet1.B7</svg:desc>
                </draw:g>
              </table:table-cell>
              <table:table-cell office:value-type="float" office:value="0.0099">
                <text:p>0.0099</text:p>
                <draw:g>
                  <svg:desc>Sheet1.E4:Sheet1.E6</svg:desc>
                </draw:g>
              </table:table-cell>
              <table:table-cell office:value-type="float" office:value="0.05">
                <text:p>0.05</text:p>
                <draw:g>
                  <svg:desc>Sheet1.A2:Sheet1.A7</svg:desc>
                </draw:g>
              </table:table-cell>
              <table:table-cell office:value-type="float" office:value="NaN">
                <text:p>NaN</text:p>
                <draw:g>
                  <svg:desc>Sheet1.C2:Sheet1.C7</svg:desc>
                </draw:g>
              </table:table-cell>
              <table:table-cell office:value-type="float" office:value="0.05">
                <text:p>0.05</text:p>
                <draw:g>
                  <svg:desc>Sheet1.A2:Sheet1.A7</svg:desc>
                </draw:g>
              </table:table-cell>
              <table:table-cell office:value-type="float" office:value="NaN">
                <text:p>NaN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668676632239">
                <text:p>0.00668676632239</text:p>
              </table:table-cell>
              <table:table-cell office:value-type="float" office:value="0.02">
                <text:p>0.02</text:p>
              </table:table-cell>
              <table:table-cell office:value-type="float" office:value="0.116744815829">
                <text:p>0.116744815829</text:p>
              </table:table-cell>
              <table:table-cell office:value-type="float" office:value="0.004975">
                <text:p>0.00497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0.00215079873873">
                <text:p>0.00215079873873</text:p>
              </table:table-cell>
              <table:table-cell office:value-type="float" office:value="0.01">
                <text:p>0.01</text:p>
              </table:table-cell>
              <table:table-cell office:value-type="float" office:value="0.0546006916542">
                <text:p>0.0546006916542</text:p>
              </table:table-cell>
              <table:table-cell office:value-type="float" office:value="0.003984">
                <text:p>0.00398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0.00668676632239">
                <text:p>0.00668676632239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  <table:table-cell office:value-type="float" office:value="0.00215079873873">
                <text:p>0.00215079873873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  <table:table-cell office:value-type="float" office:value="0.0000613926520585">
                <text:p>0.0000613926520585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000625">
                <text:p>0.0000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